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700d" officeooo:paragraph-rsid="001a700d"/>
    </style:style>
    <style:style style:name="P2" style:family="paragraph" style:parent-style-name="Standard">
      <style:text-properties officeooo:rsid="001c42bb" officeooo:paragraph-rsid="001c42bb"/>
    </style:style>
    <style:style style:name="P3" style:family="paragraph" style:parent-style-name="Standard">
      <style:text-properties officeooo:rsid="001e5a74" officeooo:paragraph-rsid="001e5a74"/>
    </style:style>
    <style:style style:name="P4" style:family="paragraph" style:parent-style-name="Standard">
      <style:text-properties officeooo:rsid="001fa56e" officeooo:paragraph-rsid="001fa56e"/>
    </style:style>
    <style:style style:name="P5" style:family="paragraph" style:parent-style-name="Standard">
      <style:text-properties officeooo:rsid="002083fc" officeooo:paragraph-rsid="002083fc"/>
    </style:style>
    <style:style style:name="P6" style:family="paragraph" style:parent-style-name="Standard">
      <style:text-properties officeooo:rsid="00213bee" officeooo:paragraph-rsid="00213bee"/>
    </style:style>
    <style:style style:name="P7" style:family="paragraph" style:parent-style-name="Standard">
      <style:text-properties officeooo:rsid="00232a4d" officeooo:paragraph-rsid="00232a4d"/>
    </style:style>
    <style:style style:name="P8" style:family="paragraph" style:parent-style-name="Standard">
      <style:text-properties officeooo:rsid="001fa56e" officeooo:paragraph-rsid="001fa56e"/>
    </style:style>
    <style:style style:name="P9" style:family="paragraph" style:parent-style-name="Standard">
      <style:text-properties officeooo:rsid="002bcd37" officeooo:paragraph-rsid="002bcd37"/>
    </style:style>
    <style:style style:name="T1" style:family="text">
      <style:text-properties officeooo:rsid="001e5a74"/>
    </style:style>
    <style:style style:name="T2" style:family="text">
      <style:text-properties officeooo:rsid="00274895"/>
    </style:style>
    <style:style style:name="T3" style:family="text">
      <style:text-properties officeooo:rsid="002dca14"/>
    </style:style>
    <style:style style:name="T4" style:family="text">
      <style:text-properties officeooo:rsid="002f57f9"/>
    </style:style>
    <style:style style:name="T5" style:family="text">
      <style:text-properties officeooo:rsid="0032d2c8"/>
    </style:style>
    <style:style style:name="T6" style:family="text">
      <style:text-properties officeooo:rsid="00399f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">Computerspiel mit Mariella:</text:p>
      <text:p text:style-name="P1"/>
      <text:p text:style-name="P2">Charakter mit WASD frei beweglich. Hintergrund scrollt mit. Rand <text:span text:style-name="T1">(Monster, wird schneller/schwerer mit der Zeit) </text:span>kommt von hinten beständig näher, aber langsamer als der rennende Held. Verschiedene Bilder für Laufanimation. Thema Elektrotechnik, Rätsel tauchen auf, bei denen man Schaltungen verbinden muss. <text:span text:style-name="T1">Hintergrund besteht aus 1-3 Bildern, die endlos aneinander gereiht werden können. Elektriker, der Häuser repariert und möglichst schnell von Haus zu Haus kommen muss.</text:span></text:p>
      <text:p text:style-name="P2"/>
      <text:p text:style-name="P3">To-Do-Liste:</text:p>
      <text:p text:style-name="P3"/>
      <text:p text:style-name="P3">Figur, die mit WASD gesteuert werden kann. (unterer Bildschirmrand als Boden)</text:p>
      <text:p text:style-name="P3">Bildschirm scrollt, wenn Figur dem Rand zu nahe kommt (Hintergrund ausdenken)</text:p>
      <text:p text:style-name="P3">Held springt</text:p>
      <text:p text:style-name="P3">Objekte, auf denen der Held landen kann</text:p>
      <text:p text:style-name="P4">Rand, der nähere kommt (eventuelle Monsteranimation)</text:p>
      <text:p text:style-name="P4">Score und Highscore <text:span text:style-name="T2">(≙ Geld)</text:span></text:p>
      <text:p text:style-name="P4">Rätsel, Energiequelle mit Tür, etc. verbinden</text:p>
      <text:p text:style-name="P4">Kurzschluss aufheben, Widerstand einbauen, Lampe anschließen, etc.</text:p>
      <text:p text:style-name="P6">Bauteile kosten Geld → kein Geld = Game over</text:p>
      <text:p text:style-name="P7">gelöste Rätsel bringen Geld</text:p>
      <text:p text:style-name="P9"/>
      <text:p text:style-name="P4"/>
      <text:p text:style-name="P9">26.11 To Do:</text:p>
      <text:p text:style-name="P9">- Game Over und Menu screen (switch case in Draw)</text:p>
      <text:p text:style-name="P9"><text:tab/>- <text:span text:style-name="T6">Menünavigation</text:span></text:p>
      <text:p text:style-name="P9">- Zahlen (Hindernisse, Rand, Schwierigkeit)</text:p>
      <text:p text:style-name="P9">- 2. Ebene an Hindernissen</text:p>
      <text:p text:style-name="P9">- Hindernisse bewegen sich</text:p>
      <text:p text:style-name="P9">- <text:span text:style-name="T3">Highscore speichern (Dokument, Name)</text:span></text:p>
      <text:p text:style-name="P9">- <text:span text:style-name="T4">Bilder für Hindernisse einfügen</text:span></text:p>
      <text:p text:style-name="P9">- <text:span text:style-name="T5">Gewitterwolke als Hindernis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Häuser können optional begangen wer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8:57:55.780000000</meta:creation-date>
    <dc:date>2019-11-26T15:30:05.539000000</dc:date>
    <meta:editing-duration>PT44M18S</meta:editing-duration>
    <meta:editing-cycles>16</meta:editing-cycles>
    <meta:generator>LibreOffice/6.1.0.3$Windows_X86_64 LibreOffice_project/efb621ed25068d70781dc026f7e9c5187a4decd1</meta:generator>
    <meta:document-statistic meta:table-count="0" meta:image-count="0" meta:object-count="0" meta:page-count="1" meta:paragraph-count="23" meta:word-count="185" meta:character-count="1292" meta:non-whitespace-character-count="1129"/>
  </office:meta>
</office:document-meta>
</file>